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9854in" table:align="margins" style:writing-mode="lr-tb"/>
    </style:style>
    <style:style style:name="Table1.A" style:family="table-column">
      <style:table-column-properties style:column-width="2.4965in" style:rel-column-width="16383*"/>
    </style:style>
    <style:style style:name="Table1.D" style:family="table-column">
      <style:table-column-properties style:column-width="2.496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4af6545" officeooo:paragraph-rsid="04af6545" style:font-name-complex="David CLM"/>
    </style:style>
    <style:style style:name="P4" style:family="paragraph" style:parent-style-name="Text_20_body">
      <style:text-properties style:font-name="David CLM" officeooo:rsid="05db2356" officeooo:paragraph-rsid="05db2356" style:font-name-complex="David CLM"/>
    </style:style>
    <style:style style:name="P5" style:family="paragraph" style:parent-style-name="Text_20_body">
      <style:text-properties style:font-name="David CLM" officeooo:rsid="059c86c4" officeooo:paragraph-rsid="05dac12a" style:font-name-complex="David CLM"/>
    </style:style>
    <style:style style:name="P6" style:family="paragraph" style:parent-style-name="Text_20_body">
      <style:text-properties style:font-name="David CLM" officeooo:rsid="05d818a9" officeooo:paragraph-rsid="05d818a9" style:font-name-complex="David CLM"/>
    </style:style>
    <style:style style:name="P7"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paragraph-rsid="05db2356" style:font-size-asian="12pt" style:font-name-complex="David CLM" style:font-size-complex="12pt"/>
    </style:style>
    <style:style style:name="P8"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rsid="04c84b90" officeooo:paragraph-rsid="05db2356" style:font-size-asian="12pt" style:font-name-complex="David CLM" style:font-size-complex="12pt"/>
    </style:style>
    <style:style style:name="P9"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paragraph-rsid="05e45cd6" style:font-size-asian="12pt" style:font-name-complex="David CLM" style:font-size-complex="12pt"/>
    </style:style>
    <style:style style:name="P10"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rsid="04c84b90" officeooo:paragraph-rsid="05f5ab5e" style:font-size-asian="12pt" style:font-name-complex="David CLM" style:font-size-complex="12pt"/>
    </style:style>
    <style:style style:name="P11"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db2356" officeooo:paragraph-rsid="05db2356" style:font-size-asian="12pt" style:font-name-complex="David CLM" style:font-size-complex="12pt"/>
    </style:style>
    <style:style style:name="P12"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db2356" officeooo:paragraph-rsid="05dc739d" style:font-size-asian="12pt" style:font-name-complex="David CLM" style:font-size-complex="12pt"/>
    </style:style>
    <style:style style:name="P13"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45cd6" officeooo:paragraph-rsid="05e45cd6" style:font-size-asian="12pt" style:font-name-complex="David CLM" style:font-size-complex="12pt"/>
    </style:style>
    <style:style style:name="P14"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69164" officeooo:paragraph-rsid="05e69164" style:font-size-asian="12pt" style:font-name-complex="David CLM" style:font-size-complex="12pt"/>
    </style:style>
    <style:style style:name="P15"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dc739d" officeooo:paragraph-rsid="05db2356" style:font-size-asian="12pt" style:font-style-asian="italic" style:font-weight-asian="normal" style:font-name-complex="David CLM" style:font-size-complex="12pt"/>
    </style:style>
    <style:style style:name="P16"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dc739d" officeooo:paragraph-rsid="05dc739d" style:font-size-asian="12pt" style:font-style-asian="italic" style:font-weight-asian="normal" style:font-name-complex="David CLM" style:font-size-complex="12pt"/>
    </style:style>
    <style:style style:name="P1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e69164" officeooo:paragraph-rsid="05e69164" style:font-size-asian="12pt" style:font-style-asian="italic" style:font-weight-asian="normal" style:font-name-complex="David CLM" style:font-size-complex="12pt"/>
    </style:style>
    <style:style style:name="P18"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346a7" officeooo:paragraph-rsid="05f346a7" style:font-size-asian="12pt" style:font-style-asian="italic" style:font-weight-asian="normal" style:font-name-complex="David CLM" style:font-size-complex="12pt"/>
    </style:style>
    <style:style style:name="P19"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69b24" officeooo:paragraph-rsid="05f69b24" style:font-size-asian="12pt" style:font-style-asian="italic" style:font-weight-asian="normal" style:font-name-complex="David CLM" style:font-size-complex="12pt"/>
    </style:style>
    <style:style style:name="P20"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feee6" officeooo:paragraph-rsid="05ffeee6" style:font-size-asian="12pt" style:font-style-asian="italic" style:font-weight-asian="normal" style:font-name-complex="David CLM" style:font-size-complex="12pt"/>
    </style:style>
    <style:style style:name="P21"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feee6" officeooo:paragraph-rsid="0600d43e" style:font-size-asian="12pt" style:font-style-asian="italic" style:font-weight-asian="normal" style:font-name-complex="David CLM" style:font-size-complex="12pt"/>
    </style:style>
    <style:style style:name="P22" style:family="paragraph" style:parent-style-name="Text_20_body">
      <style:paragraph-properties fo:text-align="end" style:justify-single-word="false" style:writing-mode="rl-tb"/>
      <style:text-properties style:font-name="David CLM" officeooo:rsid="0596ca4a" officeooo:paragraph-rsid="05d818a9" style:font-name-complex="David CLM"/>
    </style:style>
    <style:style style:name="P23" style:family="paragraph" style:parent-style-name="Text_20_body">
      <style:paragraph-properties fo:text-align="end" style:justify-single-word="false" style:writing-mode="rl-tb"/>
      <style:text-properties style:font-name="David CLM" officeooo:rsid="0596ca4a" officeooo:paragraph-rsid="05fd2629" style:font-name-complex="David CLM"/>
    </style:style>
    <style:style style:name="P24" style:family="paragraph" style:parent-style-name="Text_20_body">
      <style:paragraph-properties fo:text-align="end" style:justify-single-word="false" style:writing-mode="rl-tb"/>
      <style:text-properties style:font-name="David CLM" officeooo:rsid="059e518c" officeooo:paragraph-rsid="05dac12a" style:font-name-complex="David CLM"/>
    </style:style>
    <style:style style:name="P25" style:family="paragraph" style:parent-style-name="Text_20_body">
      <style:paragraph-properties fo:text-align="end" style:justify-single-word="false" style:writing-mode="rl-tb"/>
      <style:text-properties officeooo:rsid="05e45cd6" officeooo:paragraph-rsid="05e10b7a"/>
    </style:style>
    <style:style style:name="P26" style:family="paragraph" style:parent-style-name="Table_20_Contents">
      <style:paragraph-properties fo:text-align="center" style:justify-single-word="false" style:writing-mode="rl-tb"/>
      <style:text-properties style:font-name="David CLM" fo:font-weight="bold" officeooo:rsid="059c86c4" officeooo:paragraph-rsid="05dac12a" style:font-weight-asian="bold" style:font-name-complex="David CLM" style:font-weight-complex="bold"/>
    </style:style>
    <style:style style:name="P27" style:family="paragraph" style:parent-style-name="Table_20_Contents">
      <style:paragraph-properties style:writing-mode="rl-tb"/>
      <style:text-properties style:font-name="David CLM" fo:font-weight="bold" officeooo:rsid="05a316ce" officeooo:paragraph-rsid="05dac12a" style:font-weight-asian="bold" style:font-name-complex="David CLM" style:font-weight-complex="bold"/>
    </style:style>
    <style:style style:name="P28" style:family="paragraph" style:parent-style-name="Table_20_Contents">
      <style:paragraph-properties style:writing-mode="rl-tb"/>
      <style:text-properties style:font-name="David CLM" officeooo:paragraph-rsid="05dac12a" style:font-name-complex="David CLM"/>
    </style:style>
    <style:style style:name="P29" style:family="paragraph" style:parent-style-name="Table_20_Contents">
      <style:paragraph-properties fo:text-align="center" style:justify-single-word="false" style:writing-mode="rl-tb"/>
      <style:text-properties style:font-name="David CLM" fo:font-size="14pt" officeooo:rsid="059dc5f2" officeooo:paragraph-rsid="05dac12a" style:font-size-asian="14pt" style:font-name-complex="David CLM" style:font-size-complex="14pt"/>
    </style:style>
    <style:style style:name="P30" style:family="paragraph" style:parent-style-name="Heading_20_2">
      <style:paragraph-properties fo:line-height="100%"/>
      <style:text-properties style:font-name="David CLM" officeooo:rsid="05735d0c" officeooo:paragraph-rsid="05db2356" style:font-name-complex="David CLM"/>
    </style:style>
    <style:style style:name="P31" style:family="paragraph" style:parent-style-name="Heading_20_2">
      <style:paragraph-properties fo:line-height="100%"/>
      <style:text-properties style:font-name="David CLM" officeooo:rsid="05735d0c" officeooo:paragraph-rsid="05dfc5bd" style:font-name-complex="David CLM"/>
    </style:style>
    <style:style style:name="P32" style:family="paragraph" style:parent-style-name="Heading_20_2">
      <style:text-properties style:font-name="David CLM" officeooo:rsid="05735d0c" officeooo:paragraph-rsid="05dac12a" style:font-name-complex="David CLM"/>
    </style:style>
    <style:style style:name="P33" style:family="paragraph" style:parent-style-name="Heading_20_2">
      <style:text-properties style:font-name="David CLM" officeooo:rsid="05735d0c" officeooo:paragraph-rsid="0596ca4a" style:font-name-complex="David CLM"/>
    </style:style>
    <style:style style:name="P34" style:family="paragraph" style:parent-style-name="Table_20_Contents">
      <style:paragraph-properties fo:text-align="center" style:justify-single-word="false"/>
      <style:text-properties style:font-name="David CLM" fo:font-size="14pt" officeooo:rsid="059dc5f2" officeooo:paragraph-rsid="05dac12a" style:font-size-asian="14pt" style:font-name-complex="David CLM" style:font-size-complex="14pt"/>
    </style:style>
    <style:style style:name="P35" style:family="paragraph" style:parent-style-name="Table_20_Contents">
      <style:text-properties style:font-name="David CLM" fo:font-weight="bold" officeooo:rsid="05a316ce" officeooo:paragraph-rsid="05dac12a" style:font-weight-asian="bold" style:font-name-complex="David CLM" style:font-weight-complex="bold"/>
    </style:style>
    <style:style style:name="P36" style:family="paragraph" style:parent-style-name="Text_20_body">
      <style:paragraph-properties fo:text-align="start" style:justify-single-word="false" style:writing-mode="lr-tb"/>
    </style:style>
    <style:style style:name="P37" style:family="paragraph" style:parent-style-name="Text_20_body">
      <style:text-properties officeooo:rsid="05ef6ec2" officeooo:paragraph-rsid="05ef6ec2"/>
    </style:style>
    <style:style style:name="P38" style:family="paragraph" style:parent-style-name="Text_20_body">
      <style:text-properties officeooo:rsid="05f05110" officeooo:paragraph-rsid="05f05110"/>
    </style:style>
    <style:style style:name="P39" style:family="paragraph" style:parent-style-name="Text_20_body">
      <style:paragraph-properties fo:margin-top="0in" fo:margin-bottom="0in" loext:contextual-spacing="false"/>
    </style:style>
    <style:style style:name="P40" style:family="paragraph" style:parent-style-name="Text_20_body">
      <style:paragraph-properties fo:margin-top="0in" fo:margin-bottom="0in" loext:contextual-spacing="false"/>
      <style:text-properties fo:font-weight="bold" officeooo:rsid="05ef6ec2" officeooo:paragraph-rsid="05ef6ec2" style:font-weight-asian="bold" style:font-weight-complex="bold"/>
    </style:style>
    <style:style style:name="P41" style:family="paragraph" style:parent-style-name="Text_20_body">
      <style:paragraph-properties fo:margin-top="0in" fo:margin-bottom="0in" loext:contextual-spacing="false"/>
      <style:text-properties officeooo:rsid="05ef6ec2" officeooo:paragraph-rsid="05ef6ec2"/>
    </style:style>
    <style:style style:name="P42" style:family="paragraph" style:parent-style-name="Text_20_body">
      <style:paragraph-properties fo:margin-top="0in" fo:margin-bottom="0in" loext:contextual-spacing="false"/>
      <style:text-properties officeooo:rsid="060c8e22" officeooo:paragraph-rsid="060c8e22"/>
    </style:style>
    <style:style style:name="P43" style:family="paragraph" style:parent-style-name="Text_20_body">
      <style:paragraph-properties fo:margin-top="0in" fo:margin-bottom="0in" loext:contextual-spacing="false"/>
      <style:text-properties officeooo:rsid="06104f41" officeooo:paragraph-rsid="06104f41"/>
    </style:style>
    <style:style style:name="P44" style:family="paragraph" style:parent-style-name="Heading_20_1">
      <style:paragraph-properties fo:line-height="100%"/>
      <style:text-properties style:font-name="David CLM" officeooo:rsid="05226f8d" officeooo:paragraph-rsid="04af6545" style:font-name-complex="David CLM"/>
    </style:style>
    <style:style style:name="P45"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6ec2" style:font-name-complex="David CLM"/>
    </style:style>
    <style:style style:name="P46"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paragraph-rsid="05ef6ec2" style:font-name-complex="David CLM"/>
    </style:style>
    <style:style style:name="P47"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rsid="05ef6ec2" officeooo:paragraph-rsid="05ef6ec2" style:font-name-complex="David CLM"/>
    </style:style>
    <style:style style:name="P48" style:family="paragraph" style:parent-style-name="Default" style:list-style-name="L1">
      <style:paragraph-properties fo:margin-top="0in" fo:margin-bottom="0in" loext:contextual-spacing="false" style:line-height-at-least="0.139in" fo:text-align="end" style:justify-single-word="false" style:writing-mode="rl-tb"/>
      <style:text-properties style:use-window-font-color="true" style:font-name="David CLM" fo:font-size="12pt" officeooo:rsid="05ef6ec2" officeooo:paragraph-rsid="05ef6ec2" style:font-size-asian="12pt" style:font-name-complex="David CLM" style:font-size-complex="12pt"/>
    </style:style>
    <style:style style:name="P49"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feee6" officeooo:paragraph-rsid="0600d43e" style:font-size-asian="12pt" style:font-style-asian="italic" style:font-weight-asian="normal" style:font-name-complex="David CLM" style:font-size-complex="12pt"/>
    </style:style>
    <style:style style:name="P50"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61174dd" officeooo:paragraph-rsid="061174dd" style:font-size-asian="12pt" style:font-style-asian="italic" style:font-weight-asian="normal" style:font-name-complex="David CLM" style:font-size-complex="12pt"/>
    </style:style>
    <style:style style:name="P51"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611944a" officeooo:paragraph-rsid="0611944a" style:font-size-asian="12pt" style:font-style-asian="italic" style:font-weight-asian="normal" style:font-name-complex="David CLM" style:font-size-complex="12pt" style:font-weight-complex="normal"/>
    </style:style>
    <style:style style:name="P52" style:family="paragraph" style:parent-style-name="Default">
      <style:paragraph-properties fo:margin-top="0in" fo:margin-bottom="0in" loext:contextual-spacing="false" style:line-height-at-least="0.139in" fo:text-align="start" style:justify-single-word="false" style:writing-mode="lr-tb"/>
      <style:text-properties style:use-window-font-color="true" style:font-name="Courier New" fo:font-size="12pt" fo:font-style="italic" fo:font-weight="normal" officeooo:rsid="04c84b90" officeooo:paragraph-rsid="0611944a" style:font-size-asian="12pt" style:font-style-asian="italic" style:font-weight-asian="normal" style:font-name-complex="David CLM" style:font-size-complex="12pt"/>
    </style:style>
    <style:style style:name="P53" style:family="paragraph" style:parent-style-name="Default">
      <style:paragraph-properties fo:margin-top="0in" fo:margin-bottom="0in" loext:contextual-spacing="false" style:line-height-at-least="0.139in" fo:text-align="start" style:justify-single-word="false" style:writing-mode="lr-tb"/>
      <style:text-properties style:use-window-font-color="true" style:font-name="Courier New" fo:font-size="12pt" fo:font-style="italic" fo:font-weight="normal" officeooo:rsid="0611944a" officeooo:paragraph-rsid="0611944a" style:font-size-asian="12pt" style:font-style-asian="italic" style:font-weight-asian="normal" style:font-name-complex="David CLM" style:font-size-complex="12pt" style:font-weight-complex="normal"/>
    </style:style>
    <style:style style:name="T1" style:family="text">
      <style:text-properties officeooo:rsid="05d818a9"/>
    </style:style>
    <style:style style:name="T2" style:family="text">
      <style:text-properties officeooo:rsid="05a316ce"/>
    </style:style>
    <style:style style:name="T3" style:family="text">
      <style:text-properties officeooo:rsid="05a531e6"/>
    </style:style>
    <style:style style:name="T4" style:family="text">
      <style:text-properties officeooo:rsid="05a28d3e"/>
    </style:style>
    <style:style style:name="T5" style:family="text">
      <style:text-properties officeooo:rsid="05db2356"/>
    </style:style>
    <style:style style:name="T6" style:family="text">
      <style:text-properties style:use-window-font-color="true" fo:font-style="italic" fo:font-weight="normal" style:font-style-asian="italic" style:font-weight-asian="normal"/>
    </style:style>
    <style:style style:name="T7" style:family="text">
      <style:text-properties style:use-window-font-color="true" fo:font-style="italic" fo:font-weight="normal" officeooo:rsid="04c84b90" style:font-style-asian="italic" style:font-weight-asian="normal"/>
    </style:style>
    <style:style style:name="T8" style:family="text">
      <style:text-properties style:use-window-font-color="true" fo:font-style="italic" fo:font-weight="normal" officeooo:rsid="04cf74ae" style:font-style-asian="italic" style:font-weight-asian="normal"/>
    </style:style>
    <style:style style:name="T9" style:family="text">
      <style:text-properties style:use-window-font-color="true" fo:font-style="italic" fo:font-weight="normal" officeooo:rsid="05db2356" style:font-style-asian="italic" style:font-weight-asian="normal"/>
    </style:style>
    <style:style style:name="T10" style:family="text">
      <style:text-properties style:use-window-font-color="true" fo:font-style="italic" fo:font-weight="normal" officeooo:rsid="05dc739d" style:font-style-asian="italic" style:font-weight-asian="normal"/>
    </style:style>
    <style:style style:name="T11" style:family="text">
      <style:text-properties style:use-window-font-color="true" fo:font-style="italic" fo:font-weight="normal" officeooo:rsid="05de20ca" style:font-style-asian="italic" style:font-weight-asian="normal"/>
    </style:style>
    <style:style style:name="T12" style:family="text">
      <style:text-properties style:use-window-font-color="true" fo:font-style="italic" fo:font-weight="normal" officeooo:rsid="05e26ef8" style:font-style-asian="italic" style:font-weight-asian="normal"/>
    </style:style>
    <style:style style:name="T13" style:family="text">
      <style:text-properties style:use-window-font-color="true" fo:font-style="italic" fo:font-weight="normal" officeooo:rsid="05e45cd6" style:font-style-asian="italic" style:font-weight-asian="normal"/>
    </style:style>
    <style:style style:name="T14" style:family="text">
      <style:text-properties style:use-window-font-color="true" fo:font-style="italic" fo:font-weight="normal" officeooo:rsid="05e5e974" style:font-style-asian="italic" style:font-weight-asian="normal"/>
    </style:style>
    <style:style style:name="T15" style:family="text">
      <style:text-properties style:use-window-font-color="true" fo:font-style="italic" fo:font-weight="normal" officeooo:rsid="05e68b71" style:font-style-asian="italic" style:font-weight-asian="normal"/>
    </style:style>
    <style:style style:name="T16" style:family="text">
      <style:text-properties style:use-window-font-color="true" fo:font-style="italic" fo:font-weight="normal" officeooo:rsid="05e69164" style:font-style-asian="italic" style:font-weight-asian="normal"/>
    </style:style>
    <style:style style:name="T17" style:family="text">
      <style:text-properties style:use-window-font-color="true" fo:font-style="italic" fo:font-weight="normal" officeooo:rsid="05e9227a" style:font-style-asian="italic" style:font-weight-asian="normal"/>
    </style:style>
    <style:style style:name="T18" style:family="text">
      <style:text-properties style:use-window-font-color="true" fo:font-style="italic" fo:font-weight="normal" officeooo:rsid="05e5e974" style:font-name-asian="David CLM1" style:font-style-asian="italic" style:font-weight-asian="normal" style:font-name-complex="David CLM1"/>
    </style:style>
    <style:style style:name="T19" style:family="text">
      <style:text-properties style:use-window-font-color="true" style:text-position="sub 58%" fo:font-style="italic" fo:font-weight="normal" style:font-style-asian="italic" style:font-weight-asian="normal"/>
    </style:style>
    <style:style style:name="T20" style:family="text">
      <style:text-properties style:use-window-font-color="true" style:text-position="sub 58%" fo:font-style="italic" fo:font-weight="normal" officeooo:rsid="04c84b90" style:font-style-asian="italic" style:font-weight-asian="normal"/>
    </style:style>
    <style:style style:name="T21" style:family="text">
      <style:text-properties style:use-window-font-color="true" style:text-position="sub 58%" fo:font-style="italic" fo:font-weight="normal" officeooo:rsid="05e45cd6" style:font-style-asian="italic" style:font-weight-asian="normal"/>
    </style:style>
    <style:style style:name="T22" style:family="text">
      <style:text-properties style:use-window-font-color="true" style:text-position="super 58%" fo:font-style="italic" fo:font-weight="normal" officeooo:rsid="05db2356" style:font-style-asian="italic" style:font-weight-asian="normal"/>
    </style:style>
    <style:style style:name="T23" style:family="text">
      <style:text-properties style:use-window-font-color="true" fo:font-size="12pt" style:font-size-asian="12pt" style:font-size-complex="12pt"/>
    </style:style>
    <style:style style:name="T24" style:family="text">
      <style:text-properties style:use-window-font-color="true" fo:font-size="12pt" officeooo:rsid="04a9e17c" style:font-size-asian="12pt" style:font-size-complex="12pt"/>
    </style:style>
    <style:style style:name="T25" style:family="text">
      <style:text-properties style:use-window-font-color="true" fo:font-size="12pt" officeooo:rsid="037549be" style:font-size-asian="12pt" style:font-size-complex="12pt"/>
    </style:style>
    <style:style style:name="T26" style:family="text">
      <style:text-properties style:use-window-font-color="true" fo:font-size="12pt" fo:font-weight="bold" style:font-size-asian="12pt" style:font-weight-asian="bold" style:font-size-complex="12pt" style:font-weight-complex="bold"/>
    </style:style>
    <style:style style:name="T27" style:family="text">
      <style:text-properties style:use-window-font-color="true" fo:font-size="12pt" fo:font-weight="bold" officeooo:rsid="05ef6ec2" style:font-size-asian="12pt" style:font-weight-asian="bold" style:font-size-complex="12pt" style:font-weight-complex="bold"/>
    </style:style>
    <style:style style:name="T28" style:family="text">
      <style:text-properties style:use-window-font-color="true" fo:font-size="12pt" fo:font-weight="normal" style:font-size-asian="12pt" style:font-weight-asian="normal" style:font-size-complex="12pt" style:font-weight-complex="normal"/>
    </style:style>
    <style:style style:name="T29" style:family="text">
      <style:text-properties style:use-window-font-color="true" fo:font-size="12pt" fo:font-style="italic" officeooo:rsid="05ef6ec2" style:font-size-asian="12pt" style:font-style-asian="italic" style:font-size-complex="12pt" style:font-style-complex="italic"/>
    </style:style>
    <style:style style:name="T30" style:family="text">
      <style:text-properties officeooo:rsid="05ef5dbd"/>
    </style:style>
    <style:style style:name="T31" style:family="text">
      <style:text-properties officeooo:rsid="05ef6ec2"/>
    </style:style>
    <style:style style:name="T32" style:family="text">
      <style:text-properties fo:font-weight="bold" style:font-weight-asian="bold" style:font-weight-complex="bold"/>
    </style:style>
    <style:style style:name="T33" style:family="text">
      <style:text-properties officeooo:rsid="05f2192d"/>
    </style:style>
    <style:style style:name="T34" style:family="text">
      <style:text-properties officeooo:rsid="05f25fb7"/>
    </style:style>
    <style:style style:name="T35" style:family="text">
      <style:text-properties officeooo:rsid="05f95ff9"/>
    </style:style>
    <style:style style:name="T36" style:family="text">
      <style:text-properties officeooo:rsid="05fb4f01"/>
    </style:style>
    <style:style style:name="T37" style:family="text">
      <style:text-properties style:font-weight-complex="normal"/>
    </style:style>
    <style:style style:name="T38" style:family="text">
      <style:text-properties officeooo:rsid="06050ada" style:font-weight-complex="normal"/>
    </style:style>
    <style:style style:name="T39" style:family="text">
      <style:text-properties officeooo:rsid="0611944a" style:font-weight-complex="normal"/>
    </style:style>
    <style:style style:name="T40" style:family="text">
      <style:text-properties officeooo:rsid="05e45cd6" style:font-weight-complex="normal"/>
    </style:style>
    <style:style style:name="T41" style:family="text">
      <style:text-properties officeooo:rsid="05e68b71" style:font-weight-complex="normal"/>
    </style:style>
    <style:style style:name="T42" style:family="text">
      <style:text-properties officeooo:rsid="05e9227a" style:font-weight-complex="normal"/>
    </style:style>
    <style:style style:name="T43" style:family="text">
      <style:text-properties officeooo:rsid="05e5e974" style:font-weight-complex="normal"/>
    </style:style>
    <style:style style:name="T44" style:family="text">
      <style:text-properties officeooo:rsid="0602fda7"/>
    </style:style>
    <style:style style:name="T45" style:family="text">
      <style:text-properties officeooo:rsid="06045ba3"/>
    </style:style>
    <style:style style:name="T46" style:family="text">
      <style:text-properties officeooo:rsid="0606981d"/>
    </style:style>
    <style:style style:name="T47" style:family="text">
      <style:text-properties officeooo:rsid="060c8e22"/>
    </style:style>
    <style:style style:name="T48" style:family="text">
      <style:text-properties fo:font-style="italic" style:font-style-asian="italic" style:font-style-complex="italic"/>
    </style:style>
    <style:style style:name="T49" style:family="text">
      <style:text-properties officeooo:rsid="06104f41"/>
    </style:style>
    <style:style style:name="T50" style:family="text">
      <style:text-properties style:text-position="sub 58%" officeooo:rsid="0611944a" style:font-weight-complex="normal"/>
    </style:style>
    <style:style style:name="T51" style:family="text">
      <style:text-properties style:text-position="sub 58%" officeooo:rsid="05e45cd6" style:font-weight-complex="normal"/>
    </style:style>
    <style:style style:name="T52" style:family="text">
      <style:text-properties style:text-position="sub 58%" officeooo:rsid="04c84b90"/>
    </style:style>
    <style:style style:name="T53" style:family="text">
      <style:text-properties officeooo:rsid="05e5e974" style:font-name-asian="David CLM1" style:font-name-complex="David CLM1" style:font-weight-complex="normal"/>
    </style:style>
    <style:style style:name="T54" style:family="text">
      <style:text-properties officeooo:rsid="04c84b90"/>
    </style:style>
    <style:style style:name="T55" style:family="text">
      <style:text-properties officeooo:rsid="06127ff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מטלה - חלוקה יעילה</text:h>
      <text:p text:style-name="P3">יש לענות על שאלה אחת לבחירתכם.</text:p>
      <text:p text:style-name="P30">שאלה <text:span text:style-name="T5">1: מיקסום סכום של פונקציה עולה</text:span></text:p>
      <text:p text:style-name="P4">נניח שאנחנו מחלקים "עוגה", המייצגת אוסף של משאבים, בעזרת בעיית האופטימיזציה הבאה:</text:p>
      <text:p text:style-name="P7"><text:span text:style-name="T7">Maximize <text:s text:c="2"/></text:span><text:span text:style-name="T8">(</text:span><text:span text:style-name="T7">V</text:span><text:span text:style-name="T20">1</text:span><text:span text:style-name="T7">(X</text:span><text:span text:style-name="T20">1</text:span><text:span text:style-name="T7">)</text:span><text:span text:style-name="T8">)</text:span><text:span text:style-name="T9"> </text:span><text:span text:style-name="T22">0.6</text:span><text:span text:style-name="T9"> <text:s/></text:span><text:span text:style-name="T7">+ </text:span><text:span text:style-name="T9"><text:s/></text:span><text:span text:style-name="T12">(</text:span><text:span text:style-name="T7">V</text:span><text:span text:style-name="T20">2</text:span><text:span text:style-name="T7">(X</text:span><text:span text:style-name="T20">2</text:span><text:span text:style-name="T7">)</text:span><text:span text:style-name="T12">)</text:span><text:span text:style-name="T11"> </text:span><text:span text:style-name="T22">0.6</text:span></text:p>
      <text:p text:style-name="P8"><text:span text:style-name="T6">such that <text:s text:c="2"/>(X</text:span><text:span text:style-name="T19">1</text:span><text:span text:style-name="T6">,X</text:span><text:span text:style-name="T19">2</text:span><text:span text:style-name="T6">) is a partition</text:span></text:p>
      <text:p text:style-name="P18">(מציאת מקסימום של הסכום של הערכים בחזקת 0.6).</text:p>
      <text:p text:style-name="P11"><text:span text:style-name="T6">א. תנו דוגמה לבעיית-חלוקה שבה הפתרון הוא יעיל-פארטו וגם הוגן (ללא קנאה).</text:span><text:span text:style-name="T10"> תארו את הבעיה בטבלה, תארו את הפתרון, והוכיחו שהפתרון הוגן.</text:span></text:p>
      <text:p text:style-name="P15"/>
      <text:p text:style-name="P12"><text:span text:style-name="T6">ב. תנו דוגמה לבעיית-חלוקה שבה הפתרון הוא יעיל-פארטו אבל לא הוגן (יש קנאה).</text:span><text:span text:style-name="T10"> תארו את הבעיה בטבלה, תארו את הפתרון, והוכיחו שהפתרון לא הוגן.</text:span></text:p>
      <text:p text:style-name="P16"/>
      <text:p text:style-name="P20"><text:span text:style-name="T32">פתרון</text:span>: <text:span text:style-name="T46">יערה אתי ושי. </text:span></text:p>
      <text:p text:style-name="P20"/>
      <text:p text:style-name="P32">שאלה <text:span text:style-name="T5">2: חישוב חלוקה הוגנת ויעילה</text:span></text:p>
      <text:p text:style-name="P5"><text:span text:style-name="T2">עמי תמי וצומי</text:span> <text:span text:style-name="T2">רוצים </text:span>להשתמש במחשב-העל המחלקתי לצורך ביצוע חישובים מורכבים. <text:span text:style-name="T3">הערך של עמי הוא: 1*כמות הדיסק שהוא מקבל ועוד 2*כמות המעבד שהוא מקבל ועוד 3*כמות הזיכרון שהוא מקבל. הערכים של תמי ושל צומי נקבעים באופן דומה רק עם מספרים שונים, בהתאם לטבלה הבאה:</text:span></text:p>
      <table:table table:name="Table1" table:style-name="Table1">
        <table:table-column table:style-name="Table1.A" table:number-columns-repeated="3"/>
        <table:table-column table:style-name="Table1.D"/>
        <table:table-row>
          <table:table-cell table:style-name="Table1.A1" office:value-type="string">
            <text:p text:style-name="P26">דיסק</text:p>
          </table:table-cell>
          <table:table-cell table:style-name="Table1.A1" office:value-type="string">
            <text:p text:style-name="P26">מעבד</text:p>
          </table:table-cell>
          <table:table-cell table:style-name="Table1.A1" office:value-type="string">
            <text:p text:style-name="P26">זיכרון</text:p>
          </table:table-cell>
          <table:table-cell table:style-name="Table1.D1" office:value-type="string">
            <text:p text:style-name="P28"/>
          </table:table-cell>
        </table:table-row>
        <table:table-row>
          <table:table-cell table:style-name="Table1.A2" office:value-type="string">
            <text:p text:style-name="P29">1</text:p>
          </table:table-cell>
          <table:table-cell table:style-name="Table1.A2" office:value-type="string">
            <text:p text:style-name="P29">2</text:p>
          </table:table-cell>
          <table:table-cell table:style-name="Table1.A2" office:value-type="string">
            <text:p text:style-name="P29">3</text:p>
          </table:table-cell>
          <table:table-cell table:style-name="Table1.D2" office:value-type="string">
            <text:p text:style-name="P27">עמי</text:p>
          </table:table-cell>
        </table:table-row>
        <table:table-row>
          <table:table-cell table:style-name="Table1.A2" office:value-type="string">
            <text:p text:style-name="P29">4</text:p>
          </table:table-cell>
          <table:table-cell table:style-name="Table1.A2" office:value-type="string">
            <text:p text:style-name="P29">5</text:p>
          </table:table-cell>
          <table:table-cell table:style-name="Table1.A2" office:value-type="string">
            <text:p text:style-name="P29">6</text:p>
          </table:table-cell>
          <table:table-cell table:style-name="Table1.D2" office:value-type="string">
            <text:p text:style-name="P27">תמי</text:p>
          </table:table-cell>
        </table:table-row>
        <table:table-row>
          <table:table-cell table:style-name="Table1.A2" office:value-type="string">
            <text:p text:style-name="P34">7</text:p>
          </table:table-cell>
          <table:table-cell table:style-name="Table1.A2" office:value-type="string">
            <text:p text:style-name="P34">8</text:p>
          </table:table-cell>
          <table:table-cell table:style-name="Table1.A2" office:value-type="string">
            <text:p text:style-name="P34">9</text:p>
          </table:table-cell>
          <table:table-cell table:style-name="Table1.D2" office:value-type="string">
            <text:p text:style-name="P35">צומי</text:p>
          </table:table-cell>
        </table:table-row>
      </table:table>
      <text:p text:style-name="P24">כיתבו <text:span text:style-name="T4">פקודה בשפת Mathematica (או בשפה אחרת לבחירתכם) המוצאת חלוקה יעילה-פארטו וללא קנאה של משאבי המיחשוב. </text:span></text:p>
      <text:p text:style-name="P21"><text:span text:style-name="T32">פתרון</text:span>: <text:span text:style-name="T45">ראובן ואביתר.</text:span></text:p>
      <text:p text:style-name="P21"/>
      <text:p text:style-name="P21"/>
      <text:p text:style-name="P45">שאלה <text:span text:style-name="T31">3: יעילות-פארטו חלשה וחזקה</text:span></text:p>
      <text:p text:style-name="P40"/>
      <text:p text:style-name="P41"><text:span text:style-name="T32">הגדרות</text:span>: </text:p>
      <text:list xml:id="list4127512786" text:style-name="L1">
        <text:list-item>
          <text:p text:style-name="P46"><text:span text:style-name="T24">מצב </text:span><text:span text:style-name="T23">א נקרא </text:span><text:span text:style-name="T26">שיפור פארטו</text:span><text:span text:style-name="T27"> חזק </text:span><text:span text:style-name="T23">של </text:span><text:span text:style-name="T24">מצב </text:span><text:span text:style-name="T23">ב, אם </text:span><text:span text:style-name="T24">מצב </text:span><text:span text:style-name="T25">א </text:span><text:span text:style-name="T23">טוב יותר </text:span><text:span text:style-name="T29">לכל </text:span><text:span text:style-name="T23">המשתתפים.</text:span></text:p>
        </text:list-item>
        <text:list-item>
          <text:p text:style-name="P47"><text:span text:style-name="T24">מצב </text:span><text:span text:style-name="T23">נקרא </text:span><text:span text:style-name="T26">יעיל פארטו חלש</text:span><text:span text:style-name="T28"> </text:span><text:span text:style-name="T23">אם לא קיי</text:span><text:span text:style-name="T24">ם</text:span><text:span text:style-name="T23"> </text:span><text:span text:style-name="T24">מצב אחר שהוא </text:span><text:span text:style-name="T23">שיפור-פארטו-חזק של</text:span><text:span text:style-name="T24">ו</text:span><text:span text:style-name="T23">.</text:span></text:p>
          <text:p text:style-name="P48"/>
        </text:list-item>
      </text:list>
      <text:p text:style-name="P37">א. תנו דוגמה לחלוק<text:span text:style-name="T35">ה</text:span> שהיא יעילה-פארטו-חלש אבל לא יעילה-פארטו.</text:p>
      <text:p text:style-name="P37">ב. הוכיחו שכל חלוקה יעילה-פארטו היא גם יעילה-פארטו-חלש.</text:p>
      <text:p text:style-name="P37">ג. הוכיחו, שאם <text:span text:style-name="T33">פונקציות הערך של </text:span>כל השחקנים <text:span text:style-name="T33">הן חיוביות ממש בכל נקודה ונקודה בעוגה, </text:span>אז כל חלוקה יעילה-פארטו-חלש היא גם יעילה-פארטו.</text:p>
      <text:p text:style-name="P38">ד. הוכיחו, שאם לכל השחקנים ישנה אותה פונקציית-ערך, אז כל <text:span text:style-name="T34">החלוקות הן יעילות-</text:span>פארטו<text:span text:style-name="T34">.</text:span></text:p>
      <text:p text:style-name="P21"><text:span text:style-name="T32">פתרון</text:span>: <text:span text:style-name="T47">סעיפים א, ב, ד: עמנואל.</text:span></text:p>
      <text:p text:style-name="P39"><text:span text:style-name="T47">סעיף </text:span>ג: נתונה חלוקה x. נניח שקיימת חלוקה y שהיא שיפור-פארטו <text:span text:style-name="T47">של x. נוכיח שקיימת חלוקה z שהיא שיפור-פארטו-חזק של x.</text:span></text:p>
      <text:p text:style-name="P42"><text:span text:style-name="T48">הוכחה</text:span>: בחלוקה y יש שחקן אחד לפחות (נניח j) שהערך שלו גדול ממש מבחלוקה x, ולכל שאר השחקנים הערך גדול לפחות כמו ב-x.</text:p>
      <text:p text:style-name="P42">ניקח לשחקן j כמות קטנה מאד מכל אחד מהמשאבים; <text:span text:style-name="T49">הערך שלו עדיין גדול ממש מבחלוקה x.</text:span></text:p>
      <text:p text:style-name="P43">נחלק את המשאבים שלקחנו מ-j בין השחקנים האחרים שווה בשווה; כיוון שלכל משאב יש ערך חיובי לכל שחקן, הערך של כל שאר השחקנים גדל ממש. לכן הערך של כל שאר השחקנים גדול ממש מבחלוקה x.</text:p>
      <text:p text:style-name="P43">קיבלנו חלוקה חדשה z שהיא שיפור פארטו חזק של x. ***</text:p>
      <text:p text:style-name="P21"/>
      <text:p text:style-name="P31">שאלה <text:span text:style-name="T31">4: מיקסום סכום הערכים תחת אילוצי הגינות</text:span></text:p>
      <text:p text:style-name="P25">נתונה הבעיה:</text:p>
      <text:p text:style-name="P9"><text:span text:style-name="T7">Maximize <text:s text:c="2"/>V</text:span><text:span text:style-name="T20">1</text:span><text:span text:style-name="T7">(X</text:span><text:span text:style-name="T20">1</text:span><text:span text:style-name="T7">)</text:span><text:span text:style-name="T9"> <text:s/></text:span><text:span text:style-name="T7">+ </text:span><text:span text:style-name="T9"><text:s/></text:span><text:span text:style-name="T7">V</text:span><text:span text:style-name="T20">2</text:span><text:span text:style-name="T7">(X</text:span><text:span text:style-name="T20">2</text:span><text:span text:style-name="T7">)</text:span></text:p>
      <text:p text:style-name="P10"><text:span text:style-name="T6">such that <text:s/>(X</text:span><text:span text:style-name="T19">1</text:span><text:span text:style-name="T6">,X</text:span><text:span text:style-name="T19">2</text:span><text:span text:style-name="T6">) is a partition</text:span><text:span text:style-name="T13"> </text:span><text:span text:style-name="T17"><text:s/></text:span></text:p>
      <text:p text:style-name="P10"><text:span text:style-name="T17"><text:s text:c="5"/></text:span><text:span text:style-name="T13">and <text:s/></text:span><text:span text:style-name="T17"><text:s/></text:span><text:span text:style-name="T6">V</text:span><text:span text:style-name="T19">1</text:span><text:span text:style-name="T6">(X</text:span><text:span text:style-name="T19">1</text:span><text:span text:style-name="T6">)</text:span><text:span text:style-name="T13"> </text:span><text:span text:style-name="T18">≥</text:span><text:span text:style-name="T13"> </text:span><text:span text:style-name="T15">1/2</text:span><text:span text:style-name="T13"> </text:span><text:span text:style-name="T17"><text:s/></text:span><text:span text:style-name="T13">and </text:span><text:span text:style-name="T17"><text:s/></text:span><text:span text:style-name="T6">V</text:span><text:span text:style-name="T21">2</text:span><text:span text:style-name="T6">(X</text:span><text:span text:style-name="T21">2</text:span><text:span text:style-name="T6">)</text:span><text:span text:style-name="T14"> </text:span><text:span text:style-name="T18">≥</text:span><text:span text:style-name="T13"> </text:span><text:span text:style-name="T15">1/2</text:span></text:p>
      <text:p text:style-name="P13"><text:span text:style-name="T6">א. הוכיחו </text:span><text:span text:style-name="T16">שהפתרון לבעיה הוא </text:span><text:span text:style-name="T6">תמיד </text:span><text:span text:style-name="T15">חלוקה פרופורציונלית.</text:span></text:p>
      <text:p text:style-name="P14"><text:span text:style-name="T15">ב</text:span><text:span text:style-name="T6">. הוכיחו שהפתרון לבעיה הוא תמיד חלוקה יעילה-פארטו.</text:span></text:p>
      <text:p text:style-name="P17">ג. הוכיחו שהפתרון לבעיה הוא תמיד חלוקה ללא-קנאה.</text:p>
      <text:p text:style-name="P19"/>
      <text:p text:style-name="P21"><text:span text:style-name="T32">פתרון</text:span><text:span text:style-name="T37">: </text:span><text:span text:style-name="T38">סעיפים א,ג: דניאל ואיתן.</text:span></text:p>
      <text:p text:style-name="P50"><text:span text:style-name="T38">ס</text:span><text:span text:style-name="T37">עיף ב: </text:span><text:span text:style-name="T39">נניח בשלילה שקיים שיפור פארטו Y. לפי הגדרת שיפור פארטו, החלוקה Y עדיין מקיימת את האילוץ של הבעיה, כי:</text:span></text:p>
      <text:p text:style-name="P52"><text:span text:style-name="T39">V</text:span><text:span text:style-name="T50">1</text:span><text:span text:style-name="T39">(Y</text:span><text:span text:style-name="T50">1</text:span><text:span text:style-name="T39">)</text:span><text:span text:style-name="T40"> </text:span><text:span text:style-name="T53">≥</text:span><text:span text:style-name="T40"> </text:span><text:span text:style-name="T39">V</text:span><text:span text:style-name="T50">1</text:span><text:span text:style-name="T39">(X</text:span><text:span text:style-name="T50">1</text:span><text:span text:style-name="T39">)</text:span><text:span text:style-name="T40"> </text:span><text:span text:style-name="T53">≥</text:span><text:span text:style-name="T40"> </text:span><text:span text:style-name="T41">1/2</text:span><text:span text:style-name="T40"> </text:span><text:span text:style-name="T42"><text:s/></text:span><text:span text:style-name="T39">,</text:span><text:span text:style-name="T40"> </text:span><text:span text:style-name="T42"><text:s/></text:span><text:span text:style-name="T39">V</text:span><text:span text:style-name="T51">2</text:span><text:span text:style-name="T39">(Y</text:span><text:span text:style-name="T51">2</text:span><text:span text:style-name="T39">)</text:span><text:span text:style-name="T43"> </text:span><text:span text:style-name="T53">≥</text:span><text:span text:style-name="T40"> </text:span><text:span text:style-name="T39">V</text:span><text:span text:style-name="T51">2</text:span><text:span text:style-name="T39">(X</text:span><text:span text:style-name="T51">2</text:span><text:span text:style-name="T39">)</text:span><text:span text:style-name="T43"> </text:span><text:span text:style-name="T53">≥</text:span><text:span text:style-name="T40"> </text:span><text:span text:style-name="T41">1/2</text:span></text:p>
      <text:p text:style-name="P51">אבל סכום הערכים ב-Y גדול ממש מב-X:</text:p>
      <text:p text:style-name="P53"><text:span text:style-name="T54">V</text:span><text:span text:style-name="T52">1</text:span><text:span text:style-name="T54">(</text:span>Y<text:span text:style-name="T52">1</text:span><text:span text:style-name="T54">)+V</text:span><text:span text:style-name="T52">2</text:span><text:span text:style-name="T54">(</text:span>Y<text:span text:style-name="T52">2</text:span><text:span text:style-name="T54">) </text:span>&gt; <text:span text:style-name="T54">V</text:span><text:span text:style-name="T52">1</text:span><text:span text:style-name="T54">(X</text:span><text:span text:style-name="T52">1</text:span><text:span text:style-name="T54">)</text:span>+<text:span text:style-name="T54">V</text:span><text:span text:style-name="T52">2</text:span><text:span text:style-name="T54">(X</text:span><text:span text:style-name="T52">2</text:span><text:span text:style-name="T54">)</text:span></text:p>
      <text:p text:style-name="P51"><text:span text:style-name="T55">זו </text:span>בסתירה להנחה ש-X היא פתרון של בעיית המקסימיזציה. ***</text:p>
      <text:p text:style-name="P51"/>
      <text:p text:style-name="P33">שאלה <text:span text:style-name="T30">5: תיכנות - יעילות פארטו</text:span></text:p>
      <text:p text:style-name="P6">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36">class Agent {</text:p>
      <text:p text:style-name="P36"><text:tab/>double value(int option); <text:s/></text:p>
      <text:p text:style-name="P36"><text:s text:c="11"/>// INPUT: <text:s text:c="2"/>the index of an option.</text:p>
      <text:p text:style-name="P36"><text:s text:c="11"/>// OUTPUT: <text:s/>the value of the option to the agent.</text:p>
      <text:p text:style-name="P36">}</text:p>
      <text:p text:style-name="P23">א. כיתבו <text:span text:style-name="T1">אלגוריתם המקבל מערך של שחקנים ושתי אפשרויות (כל אפשרות מיוצגת ע"י מספר שלם), ובודק האם אפשרות 1 היא שיפור פארטו של אפשרות 2:</text:span></text:p>
      <text:p text:style-name="P36">bool isParetoImprovement(Agent[] agents, int option1, int option2)</text:p>
      <text:p text:style-name="P22"><text:span text:style-name="T1">ב</text:span>. כיתבו <text:span text:style-name="T1">אלגוריתם המקבל מערך של שחקנים, אפשרות, ומערך של כל האפשרויות, ובודק האם האפשרות הנתונה יעילה פארטו:</text:span></text:p>
      <text:p text:style-name="P36">bool isParetoOptimal(Agent[] agents, int option, <text:span text:style-name="T36">int[] allOptions</text:span>)</text:p>
      <text:p text:style-name="P21"><text:span text:style-name="T32">פתרון</text:span>: <text:span text:style-name="T44">יואב.</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13T20:59:10.459655901</dc:date>
    <meta:editing-duration>P11DT14H15M57S</meta:editing-duration>
    <meta:editing-cycles>1382</meta:editing-cycles>
    <meta:document-statistic meta:table-count="1" meta:image-count="0" meta:object-count="0" meta:page-count="1" meta:paragraph-count="72" meta:word-count="621" meta:character-count="3461" meta:non-whitespace-character-count="2859"/>
  </office:meta>
</office:document-meta>
</file>